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table:style-name="Default"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Default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 style:data-style-name="N2" text:time-value="05:23:43.9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8T05:29:33.913000000</dc:date>
    <meta:editing-duration>P7DT15H56M35S</meta:editing-duration>
    <meta:editing-cycles>3358</meta:editing-cycles>
    <meta:document-statistic meta:table-count="6" meta:cell-count="9240" meta:object-count="0"/>
    <meta:user-defined meta:name="qrichtext">1</meta:user-defined>
  </office:meta>
</office:document-meta>
</file>